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1pt" style:font-size-asian="11pt" style:font-size-complex="11pt"/>
    </style:style>
    <style:style style:name="P2" style:family="paragraph" style:parent-style-name="Standard" style:list-style-name="L1">
      <style:text-properties style:font-name="Bitstream Vera Sans" fo:font-size="11pt" officeooo:paragraph-rsid="001f1bbd" style:font-size-asian="11pt" style:font-size-complex="11pt"/>
    </style:style>
    <style:style style:name="P3" style:family="paragraph" style:parent-style-name="Standard" style:list-style-name="L4">
      <style:text-properties style:font-name="Bitstream Vera Sans" fo:font-size="11pt" style:font-size-asian="11pt" style:font-size-complex="11pt"/>
    </style:style>
    <style:style style:name="P4" style:family="paragraph" style:parent-style-name="Standard" style:list-style-name="L4">
      <style:text-properties style:font-name="Bitstream Vera Sans" fo:font-size="11pt" officeooo:paragraph-rsid="001f1bbd" style:font-size-asian="11pt" style:font-size-complex="11pt"/>
    </style:style>
    <style:style style:name="P5" style:family="paragraph" style:parent-style-name="Standard" style:list-style-name="L4">
      <style:text-properties style:font-name="Bitstream Vera Sans" fo:font-size="11pt" officeooo:paragraph-rsid="00205036" style:font-size-asian="11pt" style:font-size-complex="11pt"/>
    </style:style>
    <style:style style:name="P6" style:family="paragraph" style:parent-style-name="Standard" style:list-style-name="L4">
      <style:text-properties style:font-name="Bitstream Vera Sans" fo:font-size="11pt" officeooo:paragraph-rsid="0027e55b" style:font-size-asian="11pt" style:font-size-complex="11pt"/>
    </style:style>
    <style:style style:name="P7" style:family="paragraph" style:parent-style-name="Standard">
      <style:text-properties style:font-name="Bitstream Vera Sans" fo:font-size="11pt" officeooo:paragraph-rsid="0027e55b" style:font-size-asian="11pt" style:font-size-complex="11pt"/>
    </style:style>
    <style:style style:name="P8" style:family="paragraph" style:parent-style-name="Standard">
      <style:text-properties style:font-name="Bitstream Vera Sans" fo:font-size="11pt" officeooo:paragraph-rsid="001f1bbd" style:font-size-asian="11pt" style:font-size-complex="11pt"/>
    </style:style>
    <style:style style:name="P9" style:family="paragraph" style:parent-style-name="Standard" style:list-style-name="L6">
      <style:text-properties style:font-name="Bitstream Vera Sans" fo:font-size="11pt" fo:font-weight="normal" officeooo:paragraph-rsid="0027e55b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Bitstream Vera Sans" fo:font-size="11pt" fo:font-weight="bold" officeooo:paragraph-rsid="001f1bbd" style:font-size-asian="11pt" style:font-weight-asian="bold" style:font-size-complex="11pt" style:font-weight-complex="bold"/>
    </style:style>
    <style:style style:name="P11" style:family="paragraph" style:parent-style-name="Standard" style:list-style-name="L7">
      <style:text-properties style:font-name="Bitstream Vera Sans" fo:font-size="11pt" fo:font-weight="bold" officeooo:paragraph-rsid="0027e55b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Bitstream Vera Sans" fo:font-size="12pt" style:font-size-asian="12pt" style:font-size-complex="12pt"/>
    </style:style>
    <style:style style:name="P13" style:family="paragraph" style:parent-style-name="Standard">
      <style:text-properties style:font-name="Bitstream Vera Sans" fo:font-size="12pt" fo:background-color="#f7a19a" style:font-size-asian="12pt" style:font-size-complex="12pt"/>
    </style:style>
    <style:style style:name="P14" style:family="paragraph" style:parent-style-name="Standard">
      <style:text-properties style:font-name="FreeMono" fo:font-size="11pt" officeooo:paragraph-rsid="0027e55b" fo:background-color="#cccccc" style:font-size-asian="11pt" style:font-size-complex="11pt"/>
    </style:style>
    <style:style style:name="P15" style:family="paragraph" style:parent-style-name="Standard">
      <style:text-properties style:font-name="FreeMono" fo:font-size="10pt" fo:font-weight="bold" officeooo:paragraph-rsid="0027e55b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FreeMono" fo:font-size="10pt" fo:font-weight="bold" officeooo:paragraph-rsid="0027e55b" fo:background-color="#cccccc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000000" style:font-name="Bitstream Vera Sans" fo:font-size="10pt" officeooo:rsid="0027e55b" officeooo:paragraph-rsid="0027e55b" fo:background-color="#b2b2b2" style:font-size-asian="10pt" style:font-size-complex="10pt"/>
    </style:style>
    <style:style style:name="P18" style:family="paragraph" style:parent-style-name="Standard">
      <style:text-properties fo:color="#ed1c24" style:font-name="Bitstream Vera Sans" fo:font-size="11pt" fo:font-style="normal" fo:font-weight="bold" officeooo:rsid="0021c0db" officeooo:paragraph-rsid="0021c0db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use-window-font-color="true" style:font-name="Bitstream Vera Sans" fo:font-size="12pt" fo:font-style="normal" fo:font-weight="bold" officeooo:rsid="00240cc1" officeooo:paragraph-rsid="00240cc1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Bitstream Vera Sans" fo:font-size="13pt" fo:font-style="normal" fo:font-weight="bold" officeooo:rsid="00240cc1" officeooo:paragraph-rsid="00240cc1" style:font-size-asian="11.3500003814697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text-properties style:use-window-font-color="true" style:font-name="Bitstream Vera Sans" fo:font-size="10pt" fo:font-style="normal" fo:font-weight="normal" officeooo:rsid="00240cc1" officeooo:paragraph-rsid="00240cc1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8">
      <style:text-properties style:use-window-font-color="true" style:font-name="Bitstream Vera Sans" fo:font-size="10pt" fo:font-style="normal" fo:font-weight="normal" officeooo:rsid="0025d2d6" officeooo:paragraph-rsid="00280fb4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use-window-font-color="true" style:font-name="Bitstream Vera Sans" fo:font-size="10pt" fo:font-style="normal" fo:font-weight="normal" officeooo:rsid="0025d2d6" officeooo:paragraph-rsid="0025d2d6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use-window-font-color="true" style:font-name="Bitstream Vera Sans" fo:font-size="10pt" fo:font-style="normal" fo:font-weight="normal" officeooo:rsid="0027e55b" officeooo:paragraph-rsid="0027e55b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5">
      <style:text-properties style:use-window-font-color="true" style:font-name="Liberation Mono" fo:font-size="11pt" fo:font-weight="bold" officeooo:rsid="0021c0db" officeooo:paragraph-rsid="0027e55b" fo:background-color="#f7a19a" style:font-size-asian="11pt" style:font-weight-asian="bold" style:font-size-complex="11pt" style:font-weight-complex="bold"/>
    </style:style>
    <style:style style:name="P26" style:family="paragraph" style:parent-style-name="Standard" style:list-style-name="L1">
      <style:text-properties style:font-name="Liberation Mono" fo:font-size="11pt" fo:font-weight="bold" officeooo:rsid="001f1bbd" officeooo:paragraph-rsid="0026af30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Liberation Mono" fo:font-size="11pt" fo:font-weight="bold" officeooo:rsid="001f1bbd" officeooo:paragraph-rsid="0026af30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Liberation Mono" fo:font-size="11pt" fo:font-weight="bold" officeooo:rsid="0027e55b" officeooo:paragraph-rsid="0027e55b" style:font-size-asian="11pt" style:font-weight-asian="bold" style:font-size-complex="11pt" style:font-weight-complex="bold"/>
    </style:style>
    <style:style style:name="P29" style:family="paragraph" style:parent-style-name="Standard" style:list-style-name="L1">
      <style:text-properties style:font-name="Liberation Mono" fo:font-size="11pt" fo:font-weight="bold" officeooo:rsid="001f1bbd" officeooo:paragraph-rsid="0026af30" fo:background-color="#cccccc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Liberation Mono" fo:font-weight="bold" officeooo:paragraph-rsid="00297780" fo:background-color="#cccccc" style:font-weight-asian="bold" style:font-weight-complex="bold"/>
    </style:style>
    <style:style style:name="P31" style:family="paragraph" style:parent-style-name="Standard" style:list-style-name="L8">
      <style:text-properties style:font-name="Bitstream Vera Sans" fo:font-size="10pt" fo:font-weight="bold" officeooo:rsid="0027e55b" officeooo:paragraph-rsid="0027e55b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Bitstream Vera Sans" fo:font-size="10pt" fo:font-weight="bold" officeooo:rsid="0027e55b" officeooo:paragraph-rsid="0027e55b" style:font-size-asian="10pt" style:font-weight-asian="bold" style:font-size-complex="10pt" style:font-weight-complex="bold"/>
    </style:style>
    <style:style style:name="P33" style:family="paragraph" style:parent-style-name="Standard" style:list-style-name="L10">
      <style:text-properties officeooo:paragraph-rsid="00281ac6"/>
    </style:style>
    <style:style style:name="P34" style:family="paragraph" style:parent-style-name="Standard" style:list-style-name="L4">
      <style:text-properties fo:font-size="11pt" officeooo:paragraph-rsid="0027e55b" fo:background-color="#cccccc" style:font-size-asian="11pt" style:font-size-complex="11pt"/>
    </style:style>
    <style:style style:name="P35" style:family="paragraph" style:parent-style-name="Standard">
      <style:text-properties fo:font-size="11pt" style:font-size-asian="11pt" style:font-size-complex="11pt"/>
    </style:style>
    <style:style style:name="P36" style:family="paragraph" style:parent-style-name="Standard" style:list-style-name="L4">
      <style:text-properties fo:font-size="11pt" officeooo:paragraph-rsid="0027e55b" style:font-size-asian="11pt" style:font-size-complex="11pt"/>
    </style:style>
    <style:style style:name="P37" style:family="paragraph" style:parent-style-name="Standard">
      <style:text-properties officeooo:paragraph-rsid="00281ac6"/>
    </style:style>
    <style:style style:name="P38" style:family="paragraph" style:parent-style-name="Standard">
      <style:text-properties officeooo:rsid="00297780" officeooo:paragraph-rsid="00297780"/>
    </style:style>
    <style:style style:name="P39" style:family="paragraph" style:parent-style-name="Standard">
      <style:text-properties officeooo:paragraph-rsid="00297780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Liberation Mono" fo:font-size="11pt" fo:font-weight="bold" officeooo:paragraph-rsid="0021c0db" fo:background-color="#cccccc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Liberation Mono" fo:font-size="11pt" fo:font-weight="bold" officeooo:rsid="00281ac6" officeooo:paragraph-rsid="00281ac6" fo:background-color="#cccccc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Liberation Mono" fo:font-size="11pt" fo:font-weight="bold" officeooo:paragraph-rsid="0027e55b" fo:background-color="#f8aa97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Bitstream Vera Sans" fo:font-size="11pt" officeooo:paragraph-rsid="0021c0db" style:font-size-asian="11pt" style:font-size-complex="11pt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font-name="Bitstream Vera Sans" fo:font-size="11pt" officeooo:paragraph-rsid="0022598f" style:font-size-asian="11pt" style:font-size-complex="11pt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style:font-name="Bitstream Vera Sans" fo:font-size="11pt" officeooo:rsid="00281ac6" officeooo:paragraph-rsid="00281ac6" style:font-size-asian="11pt" style:font-size-complex="11pt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font-name="Liberation Mono" fo:font-size="11pt" fo:font-weight="bold" officeooo:paragraph-rsid="0021c0db" fo:background-color="#cccccc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fo:font-size="11pt" officeooo:paragraph-rsid="0027e55b" fo:background-color="#f8aa97" style:font-size-asian="11pt" style:font-size-complex="11pt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Liberation Mono" fo:font-size="10pt" officeooo:paragraph-rsid="0026623c" fo:background-color="#cccccc" style:font-size-asian="10pt" style:font-size-complex="10pt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Liberation Mono" fo:font-size="10pt" fo:font-weight="bold" officeooo:paragraph-rsid="0027e55b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Liberation Mono" fo:font-size="10pt" fo:font-weight="bold" officeooo:paragraph-rsid="0027e55b" fo:background-color="#cccccc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font-name="Bitstream Vera Sans" fo:font-size="10pt" fo:font-weight="normal" officeooo:rsid="0027e55b" officeooo:paragraph-rsid="0027e55b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break-before="page"/>
      <style:text-properties style:use-window-font-color="true" style:font-name="Bitstream Vera Sans" fo:font-size="12pt" fo:font-style="normal" fo:font-weight="bold" officeooo:rsid="00240cc1" officeooo:paragraph-rsid="00240cc1" style:font-size-asian="12pt" style:font-style-asian="normal" style:font-weight-asian="bold" style:font-size-complex="12pt" style:font-style-complex="normal" style:font-weight-complex="bold"/>
    </style:style>
    <style:style style:name="P53" style:family="paragraph" style:list-style-name="L4">
      <style:text-properties fo:font-size="11pt" style:font-size-asian="11pt" style:font-size-complex="11pt"/>
    </style:style>
    <style:style style:name="P54" style:family="paragraph" style:parent-style-name="Text_20_body">
      <style:text-properties fo:color="#3333ff" style:font-name="Bitstream Vera Sans" fo:font-size="11pt" fo:font-style="italic" fo:font-weight="bold" officeooo:paragraph-rsid="001f1bbd" style:font-size-asian="11pt" style:font-style-asian="italic" style:font-weight-asian="bold" style:font-size-complex="11pt" style:font-style-complex="italic" style:font-weight-complex="bold"/>
    </style:style>
    <style:style style:name="P55" style:family="paragraph" style:parent-style-name="Heading_20_1" style:master-page-name="Standard">
      <style:paragraph-properties fo:text-align="center" style:justify-single-word="false" style:page-number="auto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e55b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1c0db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7e55b" fo:background-color="transparent" loext:char-shading-value="0"/>
    </style:style>
    <style:style style:name="T8" style:family="text">
      <style:text-properties officeooo:rsid="00280fb4" fo:background-color="transparent" loext:char-shading-value="0"/>
    </style:style>
    <style:style style:name="T9" style:family="text">
      <style:text-properties style:use-window-font-color="true" style:font-name="Liberation Mono" fo:font-weight="bold" style:font-weight-asian="bold" style:font-weight-complex="bold"/>
    </style:style>
    <style:style style:name="T10" style:family="text">
      <style:text-properties style:use-window-font-color="true" style:font-name="Liberation Mono" fo:font-weight="bold" officeooo:rsid="00240cc1" style:font-weight-asian="bold" style:font-weight-complex="bold"/>
    </style:style>
    <style:style style:name="T11" style:family="text">
      <style:text-properties style:use-window-font-color="true" style:font-name="Liberation Mono" fo:font-weight="bold" officeooo:rsid="00205036" style:font-weight-asian="bold" style:font-weight-complex="bold"/>
    </style:style>
    <style:style style:name="T12" style:family="text">
      <style:text-properties style:use-window-font-color="true" style:font-name="Liberation Mono" fo:font-weight="bold" fo:background-color="#f8aa97" loext:char-shading-value="0" style:font-weight-asian="bold" style:font-weight-complex="bold"/>
    </style:style>
    <style:style style:name="T13" style:family="text">
      <style:text-properties style:use-window-font-color="true" style:font-name="Liberation Mono" fo:font-weight="bold" officeooo:rsid="00205036" fo:background-color="#f8aa97" loext:char-shading-value="0" style:font-weight-asian="bold" style:font-weight-complex="bold"/>
    </style:style>
    <style:style style:name="T14" style:family="text">
      <style:text-properties style:use-window-font-color="true" style:font-name="Liberation Mono" fo:font-weight="bold" officeooo:rsid="0026af30" fo:background-color="#f8aa97" loext:char-shading-value="0" style:font-weight-asian="bold" style:font-weight-complex="bold"/>
    </style:style>
    <style:style style:name="T15" style:family="text">
      <style:text-properties style:use-window-font-color="true" style:font-name="Liberation Mono" fo:font-style="normal" officeooo:rsid="0027e55b" style:font-style-asian="normal" style:font-style-complex="normal"/>
    </style:style>
    <style:style style:name="T16" style:family="text">
      <style:text-properties style:use-window-font-color="true" style:font-name="Liberation Mono" fo:font-style="normal" officeooo:rsid="00240cc1" style:font-style-asian="normal" style:font-style-complex="normal"/>
    </style:style>
    <style:style style:name="T17" style:family="text">
      <style:text-properties style:use-window-font-color="true" style:font-name="Liberation Mono" fo:font-style="normal" officeooo:rsid="00205036" style:font-style-asian="normal" style:font-style-complex="normal"/>
    </style:style>
    <style:style style:name="T18" style:family="text">
      <style:text-properties style:use-window-font-color="true" style:font-name="Liberation Mono" fo:font-size="10pt" fo:font-style="italic" fo:font-weight="normal" officeooo:rsid="00205036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style:use-window-font-color="true" style:font-name="Liberation Mono" fo:font-size="10pt" fo:font-style="italic" fo:font-weight="normal" officeooo:rsid="00281ac6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style:use-window-font-color="true" style:font-name="Liberation Mono" fo:font-size="10pt" fo:font-style="normal" fo:font-weight="bold" fo:background-color="#cccccc" loext:char-shading-value="0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style:use-window-font-color="true" style:font-name="Liberation Mono" fo:font-size="10pt" fo:font-style="normal" fo:font-weight="bol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use-window-font-color="true" style:font-name="Liberation Mono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use-window-font-color="true" style:font-name="Bitstream Vera Sans" fo:font-weight="normal" officeooo:rsid="0026af30" fo:background-color="transparent" loext:char-shading-value="0" style:font-weight-asian="normal" style:font-weight-complex="normal"/>
    </style:style>
    <style:style style:name="T24" style:family="text">
      <style:text-properties style:use-window-font-color="true" style:font-name="Bitstream Vera Sans" fo:font-weight="normal" officeooo:rsid="00280fb4" fo:background-color="transparent" loext:char-shading-value="0" style:font-weight-asian="normal" style:font-weight-complex="normal"/>
    </style:style>
    <style:style style:name="T25" style:family="text">
      <style:text-properties style:use-window-font-color="true" fo:font-style="normal" fo:font-weight="bold" officeooo:rsid="001f1bbd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style:use-window-font-color="true" fo:font-style="normal" fo:font-weight="bold" officeooo:rsid="0025d2d6" style:font-style-asian="normal" style:font-weight-asian="bold" style:font-style-complex="normal" style:font-weight-complex="bold"/>
    </style:style>
    <style:style style:name="T27" style:family="text">
      <style:text-properties style:use-window-font-color="true" fo:font-style="normal" fo:font-weight="bold" officeooo:rsid="001f1bbd" style:font-style-asian="normal" style:font-weight-asian="bold" style:font-style-complex="normal" style:font-weight-complex="bold"/>
    </style:style>
    <style:style style:name="T28" style:family="text">
      <style:text-properties style:use-window-font-color="true" fo:font-style="normal" officeooo:rsid="001f1bbd" fo:background-color="transparent" loext:char-shading-value="0" style:font-style-asian="normal" style:font-style-complex="normal"/>
    </style:style>
    <style:style style:name="T29" style:family="text">
      <style:text-properties style:use-window-font-color="true" fo:font-style="normal" fo:background-color="transparent" loext:char-shading-value="0" style:font-style-asian="normal" style:font-style-complex="normal"/>
    </style:style>
    <style:style style:name="T30" style:family="text">
      <style:text-properties style:use-window-font-color="true" fo:font-style="normal" officeooo:rsid="0027e55b" fo:background-color="transparent" loext:char-shading-value="0" style:font-style-asian="normal" style:font-style-complex="normal"/>
    </style:style>
    <style:style style:name="T31" style:family="text">
      <style:text-properties style:use-window-font-color="true" fo:font-style="normal" officeooo:rsid="00281ac6" fo:background-color="transparent" loext:char-shading-value="0" style:font-style-asian="normal" style:font-style-complex="normal"/>
    </style:style>
    <style:style style:name="T32" style:family="text">
      <style:text-properties style:use-window-font-color="true" fo:font-style="normal" fo:font-weight="normal" officeooo:rsid="001f1bbd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style:use-window-font-color="true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style:use-window-font-color="true" fo:font-style="normal" fo:font-weight="normal" officeooo:rsid="00280fb4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style:use-window-font-color="true" fo:font-style="normal" fo:font-weight="normal" officeooo:rsid="00281ac6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style:use-window-font-color="true" fo:font-style="normal" officeooo:rsid="001f1bbd" style:font-style-asian="normal" style:font-style-complex="normal"/>
    </style:style>
    <style:style style:name="T37" style:family="text">
      <style:text-properties style:use-window-font-color="true" style:font-name="Bitstream Vera Sans" fo:font-size="10pt" fo:font-style="normal" fo:font-weight="normal" officeooo:rsid="00281ac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use-window-font-color="true" style:font-name="Bitstream Vera Sans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use-window-font-color="true" style:font-name="Bitstream Vera Sans" fo:font-size="10pt" fo:font-style="normal" fo:font-weight="normal" officeooo:rsid="0029778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use-window-font-color="true" style:font-name="Bitstream Vera Sans" fo:font-size="10pt" fo:font-style="normal" fo:font-weight="normal" officeooo:rsid="00297780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use-window-font-color="true" style:font-name="Bitstream Vera Sans" fo:font-size="10pt" fo:font-style="normal" fo:font-weight="normal" officeooo:rsid="00297780" style:font-size-asian="10pt" style:font-style-asian="normal" style:font-weight-asian="normal" style:font-size-complex="10pt" style:font-style-complex="normal" style:font-weight-complex="normal" fo:background-color="#ffffff"/>
    </style:style>
    <style:style style:name="T42" style:family="text">
      <style:text-properties style:use-window-font-color="true" style:font-name="Bitstream Vera Sans" fo:font-size="10pt" fo:font-style="normal" fo:font-weight="normal" fo:background-color="#cccccc" loext:char-shading-value="0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use-window-font-color="true" style:font-name="Bitstream Vera Sans" fo:font-size="10pt" fo:font-style="normal" officeooo:rsid="00297780" style:font-size-asian="10pt" style:font-style-asian="normal" style:font-size-complex="10pt" style:font-style-complex="normal"/>
    </style:style>
    <style:style style:name="T44" style:family="text">
      <style:text-properties style:use-window-font-color="true" style:font-name="Bitstream Vera Sans" fo:font-size="10pt" fo:font-style="normal" fo:font-weight="bold" fo:background-color="#cccccc" loext:char-shading-value="0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style:use-window-font-color="true" style:font-name="Bitstream Vera Sans" fo:font-size="10pt" fo:font-style="normal" fo:font-weight="bol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use-window-font-color="true" style:font-name="Bitstream Vera Sans" fo:font-size="10pt" fo:font-style="italic" fo:font-weight="normal" officeooo:rsid="00205036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47" style:family="text">
      <style:text-properties style:use-window-font-color="true" fo:font-size="10pt" fo:font-style="normal" officeooo:rsid="00297780" style:font-size-asian="10pt" style:font-style-asian="normal" style:font-size-complex="10pt" style:font-style-complex="normal"/>
    </style:style>
    <style:style style:name="T48" style:family="text">
      <style:text-properties officeooo:rsid="0022598f"/>
    </style:style>
    <style:style style:name="T49" style:family="text">
      <style:text-properties style:font-name="FreeMono" fo:font-weight="bold" officeooo:rsid="0021c0db" style:font-weight-asian="bold" style:font-weight-complex="bold"/>
    </style:style>
    <style:style style:name="T50" style:family="text">
      <style:text-properties style:font-name="Liberation Mono" fo:font-weight="bold" style:font-weight-asian="bold" style:font-weight-complex="bold"/>
    </style:style>
    <style:style style:name="T51" style:family="text">
      <style:text-properties style:font-name="Liberation Mono" fo:font-weight="bold" officeooo:rsid="0021c0db" style:font-weight-asian="bold" style:font-weight-complex="bold"/>
    </style:style>
    <style:style style:name="T52" style:family="text">
      <style:text-properties style:font-name="Liberation Mono" fo:font-weight="bold" officeooo:rsid="0027e55b" style:font-weight-asian="bold" style:font-weight-complex="bold"/>
    </style:style>
    <style:style style:name="T53" style:family="text">
      <style:text-properties style:font-name="Liberation Mono" officeooo:rsid="00281ac6"/>
    </style:style>
    <style:style style:name="T54" style:family="text">
      <style:text-properties style:font-name="Liberation Mono" fo:font-style="italic" style:font-style-asian="italic" style:font-style-complex="italic"/>
    </style:style>
    <style:style style:name="T55" style:family="text">
      <style:text-properties style:font-name="Liberation Mono" fo:font-weight="normal" style:font-weight-asian="normal" style:font-weight-complex="normal"/>
    </style:style>
    <style:style style:name="T56" style:family="text">
      <style:text-properties style:text-underline-style="solid" style:text-underline-width="auto" style:text-underline-color="font-color" officeooo:rsid="0022598f"/>
    </style:style>
    <style:style style:name="T5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27e55b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1f1bbd" style:font-weight-asian="bold" style:font-weight-complex="bold"/>
    </style:style>
    <style:style style:name="T60" style:family="text">
      <style:text-properties style:font-name="Bitstream Vera Sans"/>
    </style:style>
    <style:style style:name="T61" style:family="text">
      <style:text-properties style:font-name="Bitstream Vera Sans" fo:font-weight="normal" style:font-weight-asian="normal" style:font-weight-complex="normal"/>
    </style:style>
    <style:style style:name="T62" style:family="text">
      <style:text-properties style:font-name="Bitstream Vera Sans" fo:font-weight="normal" officeooo:rsid="00205036" style:font-weight-asian="normal" style:font-weight-complex="normal"/>
    </style:style>
    <style:style style:name="T63" style:family="text">
      <style:text-properties style:font-name="Bitstream Vera Sans" fo:font-weight="normal" officeooo:rsid="0026af30" style:font-weight-asian="normal" style:font-weight-complex="normal"/>
    </style:style>
    <style:style style:name="T64" style:family="text">
      <style:text-properties style:font-name="Bitstream Vera Sans" fo:font-weight="normal" officeooo:rsid="0027e55b" style:font-weight-asian="normal" style:font-weight-complex="normal"/>
    </style:style>
    <style:style style:name="T65" style:family="text">
      <style:text-properties style:font-name="Bitstream Vera Sans" fo:font-weight="normal" officeooo:rsid="00280fb4" style:font-weight-asian="normal" style:font-weight-complex="normal"/>
    </style:style>
    <style:style style:name="T66" style:family="text">
      <style:text-properties style:font-name="Bitstream Vera Sans" fo:font-weight="normal" officeooo:rsid="002c25d0" style:font-weight-asian="normal" style:font-weight-complex="normal"/>
    </style:style>
    <style:style style:name="T67" style:family="text">
      <style:text-properties style:font-name="Bitstream Vera Sans" officeooo:rsid="0022598f"/>
    </style:style>
    <style:style style:name="T68" style:family="text">
      <style:text-properties style:font-name="Bitstream Vera Sans" officeooo:rsid="0026623c"/>
    </style:style>
    <style:style style:name="T69" style:family="text">
      <style:text-properties style:font-name="Bitstream Vera Sans" style:font-weight-complex="bold"/>
    </style:style>
    <style:style style:name="T70" style:family="text">
      <style:text-properties style:font-name="Bitstream Vera Sans" officeooo:rsid="0027e55b" style:font-weight-complex="bold"/>
    </style:style>
    <style:style style:name="T71" style:family="text">
      <style:text-properties style:font-name="Bitstream Vera Sans" officeooo:rsid="00240cc1" style:font-weight-complex="bold"/>
    </style:style>
    <style:style style:name="T72" style:family="text">
      <style:text-properties style:font-name="Bitstream Vera Sans" style:text-underline-style="solid" style:text-underline-width="auto" style:text-underline-color="font-color" fo:font-weight="normal" officeooo:rsid="0027e55b" style:font-weight-asian="normal" style:font-weight-complex="normal"/>
    </style:style>
    <style:style style:name="T73" style:family="text">
      <style:text-properties style:font-name="Bitstream Vera Sans" style:text-underline-style="none" fo:font-weight="normal" officeooo:rsid="0027e55b" style:font-weight-asian="normal" style:font-weight-complex="normal"/>
    </style:style>
    <style:style style:name="T74" style:family="text">
      <style:text-properties style:font-name="Bitstream Vera Sans" fo:font-weight="bold" officeooo:rsid="0027e55b" style:font-weight-asian="bold" style:font-weight-complex="bold"/>
    </style:style>
    <style:style style:name="T75" style:family="text">
      <style:text-properties style:font-name="Bitstream Vera Sans" officeooo:rsid="0027e55b"/>
    </style:style>
    <style:style style:name="T76" style:family="text">
      <style:text-properties style:font-name="Bitstream Vera Sans Mono" officeooo:rsid="0027e55b" fo:background-color="#f8aa97" loext:char-shading-value="0"/>
    </style:style>
    <style:style style:name="T77" style:family="text">
      <style:text-properties style:font-name="Bitstream Vera Sans"/>
    </style:style>
    <style:style style:name="T78" style:family="text">
      <style:text-properties style:font-name="Bitstream Vera Sans" fo:background-color="transparent" loext:char-shading-value="0"/>
    </style:style>
    <style:style style:name="T79" style:family="text">
      <style:text-properties style:font-name="Bitstream Vera Sans" fo:font-weight="normal" style:font-weight-asian="normal" style:font-weight-complex="normal"/>
    </style:style>
    <style:style style:name="T80" style:family="text">
      <style:text-properties style:font-name="Bitstream Vera Sans" fo:font-weight="normal" officeooo:rsid="0027e55b" style:font-weight-asian="normal" style:font-weight-complex="normal"/>
    </style:style>
    <style:style style:name="T81" style:family="text">
      <style:text-properties officeooo:rsid="0027e55b"/>
    </style:style>
    <style:style style:name="T82" style:family="text">
      <style:text-properties fo:font-size="10pt" officeooo:rsid="00280fb4" fo:background-color="transparent" loext:char-shading-value="0" style:font-size-asian="10pt" style:font-size-complex="10pt"/>
    </style:style>
    <style:style style:name="T83" style:family="text">
      <style:text-properties fo:font-size="10pt" officeooo:rsid="0027e55b" fo:background-color="#f8aa97" loext:char-shading-value="0" style:font-size-asian="10pt" style:font-size-complex="10pt"/>
    </style:style>
    <style:style style:name="T84" style:family="text">
      <style:text-properties fo:font-size="10pt" officeooo:rsid="00280fb4" fo:background-color="#f8aa97" loext:char-shading-value="0" style:font-size-asian="10pt" style:font-size-complex="10pt"/>
    </style:style>
    <style:style style:name="T85" style:family="text">
      <style:text-properties officeooo:rsid="00280fb4"/>
    </style:style>
    <style:style style:name="T86" style:family="text">
      <style:text-properties fo:color="#ed1c24" officeooo:rsid="00281ac6"/>
    </style:style>
    <style:style style:name="T87" style:family="text">
      <style:text-properties fo:color="#ed1c24" fo:font-style="normal" fo:font-weight="normal" officeooo:rsid="00281ac6" fo:background-color="transparent" loext:char-shading-value="0" style:font-style-asian="normal" style:font-weight-asian="normal" style:font-style-complex="normal" style:font-weight-complex="normal"/>
    </style:style>
    <style:style style:name="T88" style:family="text">
      <style:text-properties fo:color="#ed1c24" style:font-name="Bitstream Vera Sans" fo:font-size="10pt" fo:font-style="normal" fo:font-weight="normal" officeooo:rsid="00281ac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" text:outline-level="1">Instructions for Lab 7</text:h>
      <text:p text:style-name="P13"><text:span text:style-name="T83">Commands executed inside the docker containe</text:span><text:span text:style-name="T84">r</text:span><text:span text:style-name="T83"> </text:span><text:span text:style-name="T82">(jovyan user)</text:span><text:span text:style-name="T7"> </text:span></text:p>
      <text:p text:style-name="P17">Commands executed directly from the virtual wall <text:span text:style-name="T85">environment</text:span> <text:span text:style-name="T6">(</text:span><text:span text:style-name="T8">groepX user</text:span><text:span text:style-name="T6">)</text:span></text:p>
      <text:p text:style-name="P12"/>
      <text:list xml:id="list1225732596" text:style-name="L4">
        <text:list-item>
          <text:p><text:span text:style-name="T78">Connect </text:span><text:span text:style-name="T60">to your virtual wa</text:span><text:span text:style-name="T60">ll node via Putty or ssh (your login password is </text:span><text:span text:style-name="T67">already provided in class</text:span><text:span text:style-name="T60">)</text:span></text:p>
          <text:p text:style-name="P3"/>
        </text:list-item>
        <text:list-item>
          <text:p><text:span text:style-name="T60">Check if your </text:span><text:span text:style-name="T51">spark</text:span><text:span text:style-name="T49"> </text:span><text:span text:style-name="T60">container </text:span><text:span text:style-name="T68">is up and</text:span><text:span text:style-name="T60"> running </text:span></text:p>
        </text:list-item>
      </text:list>
      <text:list xml:id="list1455714013" text:style-name="L1">
        <text:list-header>
          <text:p text:style-name="P2"/>
        </text:list-header>
      </text:list>
      <text:p text:style-name="P40">sudo docker ps </text:p>
      <text:p text:style-name="P43"/>
      <text:p text:style-name="P45">If you see <text:span text:style-name="T50">spark </text:span><text:span text:style-name="T61">in the names list but its status is down, you can start it with </text:span></text:p>
      <text:p text:style-name="P45"><text:span text:style-name="T61"/></text:p>
      <text:p text:style-name="P41">sudo docker start spark <text:span text:style-name="T61"><text:s/></text:span></text:p>
      <text:p text:style-name="P43"/>
      <text:p text:style-name="P44"><text:span text:style-name="T48">If it’s not running at all, start it with the </text:span><text:span text:style-name="T56">one line</text:span><text:span text:style-name="T48"> command below:</text:span></text:p>
      <text:p text:style-name="P44"/>
      <text:p text:style-name="P46">sudo docker run -d --name spark -v /mnt/notebookdata:/home/jovyan/work -e GRANT_SUDO=yes -p 8888:8888 -p 4040:4040 jupyter/all-spark-notebook</text:p>
      <text:list xml:id="list95227062079960" text:continue-list="list1225732596" text:style-name="L4">
        <text:list-header>
          <text:p text:style-name="P34"><text:span text:style-name="T61"/></text:p>
        </text:list-header>
        <text:list-item>
          <text:p text:style-name="P36"><text:span text:style-name="T70">Change </text:span><text:span text:style-name="T69">the ownership of the notebook </text:span><text:span text:style-name="T70">work </text:span><text:span text:style-name="T71">directory</text:span><text:span text:style-name="T69"> so you can modify </text:span><text:span text:style-name="T70">files in docker container</text:span><text:span text:style-name="T69"> (otherwise </text:span><text:span text:style-name="T70">it will be </text:span><text:span text:style-name="T69">read-only)</text:span></text:p>
        </text:list-item>
      </text:list>
      <text:list xml:id="list999413295" text:style-name="L7">
        <text:list-header>
          <text:p text:style-name="P11"/>
        </text:list-header>
      </text:list>
      <text:p text:style-name="P14"><text:span text:style-name="T3"><text:tab/></text:span><text:span text:style-name="T9">sudo chown -</text:span><text:span text:style-name="T10">R </text:span><text:span text:style-name="T9">jovyan </text:span><text:span text:style-name="T11">/mnt/notebookdata</text:span></text:p>
      <text:p text:style-name="P35"/>
      <text:list xml:id="list95228332309703" text:continue-list="list95227062079960" text:style-name="L4">
        <text:list-item>
          <text:p><text:span text:style-name="T23">Then access the docker </text:span><text:span text:style-name="T24">container </text:span><text:span text:style-name="T23">with </text:span></text:p>
        </text:list-item>
      </text:list>
      <text:list xml:id="list95228600524152" text:continue-list="list1455714013" text:style-name="L1">
        <text:list-header>
          <text:p text:style-name="P26"/>
          <text:p text:style-name="P29">sudo docker exec -it spark /bin/bash</text:p>
        </text:list-header>
      </text:list>
      <text:p text:style-name="P27"/>
      <text:p text:style-name="P27"><text:tab/><text:span text:style-name="T64">Check the notebook token with</text:span></text:p>
      <text:p text:style-name="P27"><text:span text:style-name="T64"/></text:p>
      <text:p text:style-name="P27"><text:span text:style-name="T64"><text:tab/></text:span><text:span text:style-name="T76">jupyter notebook list</text:span></text:p>
      <text:p text:style-name="P28"/>
      <text:list xml:id="list95226700030803" text:continue-list="list95228332309703" text:style-name="L4">
        <text:list-item>
          <text:p><text:span text:style-name="T63">In </text:span><text:span text:style-name="T61">your browser go to</text:span><text:span text:style-name="T55"> </text:span><text:span text:style-name="T50">http://ip_virtual_wall:8888 </text:span><text:span text:style-name="T61">and log in (same password)</text:span></text:p>
          <text:p text:style-name="P4"/>
        </text:list-item>
        <text:list-item>
          <text:p><text:span text:style-name="T61">Download the notebook file </text:span><text:span text:style-name="T62">from Minerva, and upload it to the virtual wall</text:span></text:p>
          <text:p text:style-name="P5"><text:span text:style-name="T62"/></text:p>
        </text:list-item>
        <text:list-item>
          <text:p text:style-name="P36"><text:span text:style-name="T64">From the </text:span><text:span text:style-name="T72">docker container</text:span><text:span text:style-name="T64">, d</text:span><text:span text:style-name="T62">ownload</text:span><text:span text:style-name="T61"> the dataset </text:span><text:span text:style-name="T62">(from the links below)</text:span></text:p>
        </text:list-item>
      </text:list>
      <text:list xml:id="list2178424823" text:style-name="L5">
        <text:list-header>
          <text:p text:style-name="P25"/>
        </text:list-header>
      </text:list>
      <text:p text:style-name="P42"><text:span text:style-name="T5">wget </text:span>http://files.grouplens.org/datasets/movielens/ml-1m-README.txt</text:p>
      <text:p text:style-name="P47"><text:span text:style-name="T9">wget http://files.grouplens.org/datasets/movielens/ml-1m.zip</text:span></text:p>
      <text:list xml:id="list95227312818546" text:continue-list="list95226700030803" text:style-name="L4">
        <text:list-header>
          <text:p text:style-name="P36"/>
        </text:list-header>
        <text:list-item>
          <text:p text:style-name="P36"><text:span text:style-name="T64">From the </text:span><text:span text:style-name="T72">docker container</text:span><text:span text:style-name="T73">, u</text:span><text:span text:style-name="T61">nzip the the dataset</text:span></text:p>
        </text:list-item>
      </text:list>
      <text:list xml:id="list3190102343" text:style-name="L6">
        <text:list-header>
          <text:p text:style-name="P9"/>
        </text:list-header>
      </text:list>
      <text:p text:style-name="P7"><text:span text:style-name="T4"><text:tab/></text:span><text:span text:style-name="T12">unzip ml-1m.zip -</text:span><text:span text:style-name="T13">d </text:span><text:span text:style-name="T14">work/</text:span></text:p>
      <text:p text:style-name="P7"><text:span text:style-name="T4"/></text:p>
      <text:p text:style-name="P7"><text:span text:style-name="T4"/></text:p>
      <text:list xml:id="list95228241992523" text:continue-list="list95227312818546" text:style-name="L4">
        <text:list-item>
          <text:p text:style-name="P36"><text:span text:style-name="T64">You will need your own movie ratings later for Exercise 2, I’ve added a sample file </text:span><text:span text:style-name="T52">MovieSurvey_userrating.csv</text:span><text:span text:style-name="T64"> <text:s/></text:span><text:span text:style-name="T65">to Minerva</text:span><text:span text:style-name="T64">. For simplicity you can directly use this file for exercise 2. Or you can modify it (columns </text:span><text:span text:style-name="T74">Seen</text:span><text:span text:style-name="T64"> and </text:span><text:span text:style-name="T74">Score</text:span><text:span text:style-name="T64"> accordingly) </text:span><text:span text:style-name="T66">to get personalized recommendations, which is arguably more interesting.</text:span></text:p>
          <text:p text:style-name="P6"/>
        </text:list-item>
        <text:list-item>
          <text:p><text:span text:style-name="T60">You should now </text:span><text:span text:style-name="T75">be able to successfully start the lab</text:span><text:span text:style-name="T60">!</text:span></text:p>
        </text:list-item>
      </text:list>
      <text:p text:style-name="P1"/>
      <text:p text:style-name="P1"/>
      <text:p text:style-name="P8"><text:span text:style-name="T1">Good luck! The lab is due on </text:span><text:span text:style-name="T58">Monday</text:span><text:span text:style-name="T57"> </text:span><text:span text:style-name="T58">22</text:span><text:span text:style-name="T57">/</text:span><text:span text:style-name="T59">4</text:span><text:span text:style-name="T57"> at 23:59:59</text:span><text:span text:style-name="T1"> (upload in your dropbox folder)</text:span></text:p>
      <text:p text:style-name="P10">Use the correct name scheme: </text:p>
      <text:p text:style-name="P54">LabXX_firstnameLastName_firstname2LastName2_GroupYY.zip</text:p>
      <text:p text:style-name="P18">For any additional questions, please post them on the forum in Minerva</text:p>
      <text:p text:style-name="P52"/>
      <text:p text:style-name="P20">Troubleshooting</text:p>
      <text:p text:style-name="P19"/>
      <text:p text:style-name="P21">There are usually <text:span text:style-name="T81">some </text:span>problems that are <text:span text:style-name="T81">often faced by students, so we’ll address them here. </text:span></text:p>
      <text:p text:style-name="P21"/>
      <text:p text:style-name="P21"/>
      <text:list xml:id="list1753278996" text:style-name="L8">
        <text:list-item>
          <text:p text:style-name="P22"><text:span text:style-name="T86">Error 1:</text:span><text:span text:style-name="T53"> </text:span><text:span text:style-name="T54">Permission Denied</text:span> <text:span text:style-name="T81">when executing </text:span><text:span text:style-name="T2">j</text:span><text:span text:style-name="T50">upyter notebook list</text:span> <text:s/><text:span text:style-name="T85">in step 4</text:span></text:p>
        </text:list-item>
      </text:list>
      <text:p text:style-name="P24"/>
      <text:p text:style-name="P24">A simple solution is to stop the docker container and start it again (Use this solution for most docker related problems)</text:p>
      <text:p text:style-name="P23"/>
      <text:p text:style-name="P48"><text:span text:style-name="T26">sudo docker stop </text:span><text:span text:style-name="T27">&lt;c</text:span><text:span text:style-name="T26">ontainer_name</text:span><text:span text:style-name="T27">&gt;</text:span></text:p>
      <text:p text:style-name="P49"><text:span text:style-name="T25"/></text:p>
      <text:p text:style-name="P51"><text:span text:style-name="T28">S</text:span><text:span text:style-name="T29">tart it again with </text:span><text:span text:style-name="T31">(one line)</text:span></text:p>
      <text:p text:style-name="P51"><text:span text:style-name="T29"/></text:p>
      <text:p text:style-name="P50"><text:span text:style-name="T36">sudo docker run -d --name spark -v /mnt/notebookdata:/home/jovyan/work -e GRANT_SUDO=yes -p 8888:8888 -p 4040:4040 jupyter/all-spark-notebook</text:span></text:p>
      <text:p text:style-name="P49"><text:span text:style-name="T25"/></text:p>
      <text:p text:style-name="P49"><text:span text:style-name="T25"/></text:p>
      <text:p text:style-name="P49"><text:span text:style-name="T25"/></text:p>
      <text:list xml:id="list95227169664930" text:continue-numbering="true" text:style-name="L8">
        <text:list-item>
          <text:p text:style-name="P31"><text:span text:style-name="T87">Error 2:</text:span><text:span text:style-name="T35"> </text:span><text:span text:style-name="T32">N</text:span><text:span text:style-name="T33">ot being able to see </text:span><text:span text:style-name="T34">the </text:span><text:span text:style-name="T33">files from the jupyter notebook</text:span></text:p>
        </text:list-item>
      </text:list>
      <text:p text:style-name="P32"><text:span text:style-name="T33"/></text:p>
      <text:p text:style-name="P32"><text:span text:style-name="T33">This is usually a permission error. You’ll need to give the jovyan user read/write access.</text:span></text:p>
      <text:p text:style-name="P15"><text:span text:style-name="T30"/></text:p>
      <text:p text:style-name="P16"><text:span text:style-name="T15">sudo chown -</text:span><text:span text:style-name="T16">R </text:span><text:span text:style-name="T15">jovyan </text:span><text:span text:style-name="T17">/mnt/notebookdata</text:span></text:p>
      <text:p text:style-name="P16"><text:span text:style-name="T17"/></text:p>
      <text:p text:style-name="P16"><text:span text:style-name="T17"/></text:p>
      <text:p text:style-name="P16"><text:span text:style-name="T17"/></text:p>
      <text:list xml:id="list2649250073" text:style-name="L10">
        <text:list-item>
          <text:p text:style-name="P33"><text:span text:style-name="T88">Error 3: </text:span><text:span text:style-name="T37"><text:s/></text:span><text:span text:style-name="T18">Error response from daemon: Conflict </text:span><text:span text:style-name="T19">t</text:span><text:span text:style-name="T18">he container name "/spark" is already in use</text:span><text:span text:style-name="T46"> </text:span><text:span text:style-name="T37">when trying to start docker container, in step 2</text:span></text:p>
        </text:list-item>
      </text:list>
      <text:p text:style-name="P38"><text:span text:style-name="T37"/></text:p>
      <text:p text:style-name="P38"><text:span text:style-name="T37">T</text:span><text:span text:style-name="T38">his means that the spark docker is still running, and you’re trying to run it again. Check to make sure with </text:span></text:p>
      <text:p text:style-name="P38"><text:span text:style-name="T38"/></text:p>
      <text:p text:style-name="P38"><text:span text:style-name="T20">sudo docker ps</text:span><text:span text:style-name="T38"> </text:span></text:p>
      <text:p text:style-name="P38"><text:span text:style-name="T38"/></text:p>
      <text:p text:style-name="P38"><text:span text:style-name="T38">if you can see </text:span><text:span text:style-name="T21">spark</text:span><text:span text:style-name="T38"> <text:s/>among the listed docker containers, IMAGE name should be </text:span><text:span text:style-name="T21">jupyter/all-spark-notebook</text:span><text:span text:style-name="T38"> and NAME should be </text:span><text:span text:style-name="T21">spark</text:span><text:span text:style-name="T38">. </text:span></text:p>
      <text:p text:style-name="P38"><text:span text:style-name="T38">If it is present there you just need to start it again with </text:span></text:p>
      <text:p text:style-name="P38"><text:span text:style-name="T38"/></text:p>
      <text:p text:style-name="P30"><text:span text:style-name="T47">sudo docker start &lt;container name&gt;</text:span></text:p>
      <text:p text:style-name="P39"><text:span text:style-name="T37"/></text:p>
      <text:p text:style-name="P38"><text:span text:style-name="T37">R</text:span><text:span text:style-name="T38">eplace &lt;container name&gt; with </text:span><text:span text:style-name="T21">spark</text:span><text:span text:style-name="T38"> (assuming that’s what is listed under NAME).</text:span></text:p>
      <text:p text:style-name="P38"><text:span text:style-name="T38"/></text:p>
      <text:p text:style-name="P38"><text:span text:style-name="T38"/></text:p>
      <text:p text:style-name="P38"><text:span text:style-name="T38">Additional errors should be posted on the lab forums.</text:span></text:p>
      <text:p text:style-name="P38"><text:span text:style-name="T38"/></text:p>
      <text:p text:style-name="P37"><text:span text:style-name="T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fo:color="#666666" fo:font-weight="bold" fo:background-color="#999999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Symbol" style:font-charset="x-symbol"/>
      </text:list-level-style-bullet>
      <text:list-level-style-bullet text:level="5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Symbol" style:font-charset="x-symbol"/>
      </text:list-level-style-bullet>
      <text:list-level-style-bullet text:level="8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2201in" fo:margin-bottom="0.2201in" fo:margin-left="0.2201in" fo:margin-right="0.2201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1:01:28</meta:creation-date>
    <dc:language>en-US</dc:language>
    <dc:date>2019-04-06T09:52:26.547111759</dc:date>
    <meta:editing-cycles>5</meta:editing-cycles>
    <meta:editing-duration>PT42M33S</meta:editing-duration>
    <meta:generator>LibreOffice/6.0.7.3$Linux_X86_64 LibreOffice_project/00m0$Build-3</meta:generator>
    <meta:document-statistic meta:table-count="0" meta:image-count="0" meta:object-count="0" meta:page-count="2" meta:paragraph-count="47" meta:word-count="523" meta:character-count="3307" meta:non-whitespace-character-count="2825"/>
  </office:meta>
</office:document-meta>
</file>